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/>
    </style:style>
    <style:style style:name="P3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1cm" fo:margin-top="0cm" fo:margin-bottom="0.353cm" loext:contextual-spacing="false" fo:line-height="115%" fo:text-align="end" style:justify-single-word="false" fo:text-indent="0cm" style:auto-text-indent="false"/>
      <style:text-properties style:font-name="Times New Roman" fo:font-size="14pt"/>
    </style:style>
    <style:style style:name="P5" style:family="paragraph" style:parent-style-name="Standard">
      <style:text-properties style:font-name="Times New Roman1" fo:font-size="14pt" fo:language="ru" fo:country="RU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1" fo:font-size="14pt" fo:language="ru" fo:country="RU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text-properties style:font-name="Times New Roman1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color="#000000" fo:font-style="normal" style:font-style-asian="normal" style:font-style-complex="normal"/>
    </style:style>
    <style:style style:name="P18" style:family="paragraph" style:parent-style-name="Standard">
      <style:text-properties fo:color="#000000" style:font-name="Courier New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Courier New"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Standard">
      <style:text-properties fo:font-variant="normal" fo:text-transform="none" fo:color="#333333" style:font-name="Times New Roman1" fo:font-size="14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P22" style:family="paragraph" style:parent-style-name="Standard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font-name="Courier New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3.3cm" fo:margin-right="1cm" fo:margin-top="0cm" fo:margin-bottom="0.353cm" loext:contextual-spacing="false" fo:line-height="115%" fo:text-align="end" style:justify-single-word="false" fo:text-indent="1.199cm" style:auto-text-indent="false" style:page-number="auto" fo:background-color="transparent"/>
      <style:text-properties style:font-name="Times New Roman" fo:font-size="14pt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fo:language="en" fo:country="US"/>
    </style:style>
    <style:style style:name="T4" style:family="text">
      <style:text-properties fo:font-variant="normal" fo:text-transform="none" style:font-name="Times New Roman1" fo:font-size="14pt" fo:letter-spacing="normal" fo:language="ru" fo:country="RU" fo:font-weight="normal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font-name="Times New Roman1" fo:font-size="14pt" fo:letter-spacing="normal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4pt" fo:language="ru" fo:country="RU" style:font-size-asian="14pt" style:font-size-complex="14pt"/>
    </style:style>
    <style:style style:name="T7" style:family="text">
      <style:text-properties style:font-name="Times New Roman1" fo:font-size="14pt" style:font-size-asian="12.25pt" style:font-size-complex="14pt"/>
    </style:style>
    <style:style style:name="T8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9" style:family="text">
      <style:text-properties style:font-name="Times New Roman1" fo:font-size="14pt" fo:font-style="normal" officeooo:rsid="00134d47" style:font-size-asian="14pt" style:font-style-asian="normal" style:font-size-complex="14pt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134d47"/>
    </style:style>
    <style:style style:name="T14" style:family="text">
      <style:text-properties officeooo:rsid="001439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ГБОУ ВО «Воронежский Государственный Университет»</text:p>
      <text:p text:style-name="P1">Математический факультет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Отчет по лабораторной работе №</text:span><text:span text:style-name="T3">1</text:span></text:p>
      <text:p text:style-name="P2">По дисциплине «Программирование <text:span text:style-name="T13">криптографических алгоритмов</text:span>»</text:p>
      <text:p text:style-name="P3"><text:span text:style-name="T2">Тема: «</text:span><text:span text:style-name="T9">Арифметические операции с большими целыми числами</text:span><text:span text:style-name="T2">»</text:span></text:p>
      <text:p text:style-name="P2"><text:span text:style-name="T10"/></text:p>
      <text:p text:style-name="P3"/>
      <text:p text:style-name="P3"/>
      <text:p text:style-name="P3"/>
      <text:p text:style-name="P3"/>
      <text:p text:style-name="P2"/>
      <text:p text:style-name="P4">Выполнил: <text:span text:style-name="T14">Авдеев Н. Н</text:span>.,</text:p>
      <text:p text:style-name="P25">студент 1 курса <text:span text:style-name="T14">магистратуры</text:span>, группы <text:span text:style-name="T14">КФА МКМ</text:span>.</text:p>
      <text:p text:style-name="P4">Проверил: <text:span text:style-name="T14">к. ф.-м.н., доц. Завгородний М.Г.</text:span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Воронеж 201<text:span text:style-name="T13">8</text:span></text:p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2:24.096000000</meta:creation-date>
    <dc:date>2018-03-19T14:01:17.010922017</dc:date>
    <meta:editing-duration>PT3H52M28S</meta:editing-duration>
    <meta:editing-cycles>76</meta:editing-cycles>
    <meta:generator>LibreOffice/5.1.6.2$Linux_X86_64 LibreOffice_project/10m0$Build-2</meta:generator>
    <meta:document-statistic meta:table-count="0" meta:image-count="0" meta:object-count="0" meta:page-count="2" meta:paragraph-count="9" meta:word-count="43" meta:character-count="346" meta:non-whitespace-character-count="312"/>
  </office:meta>
</office:document-meta>
</file>